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ch thanks to:</text:p>
      <text:p text:style-name="Standard"/>
      <text:p text:style-name="Standard">1) <text:a xlink:type="simple" xlink:href="http://www.weidu.org/~thebigg/README-WeiDU.html" text:style-name="Internet_20_link" text:visited-style-name="Visited_20_Internet_20_Link">WeiDU Documentation:</text:a> by Fredrik Lindgren (a.k.a. Wisp), Valerio Bigiani (AKA The Bigg), and Westley Weimer.</text:p>
      <text:p text:style-name="Standard"/>
      <text:p text:style-name="Standard">2) The Imoen Romance Mod (<text:a xlink:type="simple" xlink:href="http://www.imoen.blindmonkey.org/" text:style-name="Internet_20_link" text:visited-style-name="Visited_20_Internet_20_Link">http://www.imoen.blindmonkey.org/</text:a>) by Lord Mirrabbo, T.C. Dale, TheAcefes, Sarevok8, Kat Bella, Israel Blargh, and Vanatos for providing me with templates to do all sorts of crazy and odd things not included in the normal guides.</text:p>
      <text:p text:style-name="Standard"/>
      <text:p text:style-name="Standard">3) <text:a xlink:type="simple" xlink:href="https://forums.beamdog.com/profile/Wisp" text:style-name="Internet_20_link" text:visited-style-name="Visited_20_Internet_20_Link">Wisp's</text:a> <text:a xlink:type="simple" xlink:href="https://forums.beamdog.com/discussion/comment/836492" text:style-name="Internet_20_link" text:visited-style-name="Visited_20_Internet_20_Link">Short Introduction to WeiDU and Sample Mod Template</text:a>, and also to <text:a xlink:type="simple" xlink:href="https://forums.beamdog.com/profile/GrimLefourbe" text:style-name="Internet_20_link" text:visited-style-name="Visited_20_Internet_20_Link">GrimLefourbe</text:a> and <text:a xlink:type="simple" xlink:href="https://forums.beamdog.com/profile/subtledoctor" text:style-name="Internet_20_link" text:visited-style-name="Visited_20_Internet_20_Link">subtledoctor</text:a> for answering my questions in that thread.</text:p>
      <text:p text:style-name="Standard"/>
      <text:p text:style-name="Standard">4) <text:a xlink:type="simple" xlink:href="https://forums.beamdog.com/profile/subtledoctor" text:style-name="Internet_20_link" text:visited-style-name="Visited_20_Internet_20_Link">subtledoctor</text:a>'s <text:a xlink:type="simple" xlink:href="https://forums.beamdog.com/discussion/comment/837929" text:style-name="Internet_20_link" text:visited-style-name="Visited_20_Internet_20_Link">How To Do Stuff in WeiDU</text:a> and also for patiently answering all of my questions in that thread.</text:p>
      <text:p text:style-name="Standard"/>
      <text:p text:style-name="Standard">4) <text:a xlink:type="simple" xlink:href="http://www.shsforums.net/topic/32380-writing-dialogue-in-d-for-real-beginners/" text:style-name="Internet_20_link" text:visited-style-name="Visited_20_Internet_20_Link">Writing Dialogue in .D for REAL beginners</text:a> by <text:a xlink:type="simple" xlink:href="http://www.shsforums.net/user/3319-kulyok/" text:style-name="Internet_20_link" text:visited-style-name="Visited_20_Internet_20_Link">Kulyok</text:a>.</text:p>
      <text:p text:style-name="Standard"/>
      <text:p text:style-name="Standard">5) <text:s/><text:a xlink:type="simple" xlink:href="http://www.shsforums.net/topic/36779-using-cd-state-notvalid/" text:style-name="Internet_20_link" text:visited-style-name="Visited_20_Internet_20_Link">http://www.shsforums.net/topic/36779-using-cd-state-notvalid/</text:a></text:p>
      <text:p text:style-name="Standard"/>
      <text:p text:style-name="Standard">6) <text:a xlink:type="simple" xlink:href="http://www.shsforums.net/topic/36780-coding-friendships-and-romances/" text:style-name="Internet_20_link" text:visited-style-name="Visited_20_Internet_20_Link">http://www.shsforums.net/topic/36780-coding-friendships-and-romances/</text:a></text:p>
      <text:p text:style-name="Standard"/>
      <text:p text:style-name="Standard">7) So You're Going to Write a Romance</text:p>
      <text:p text:style-name="Standard"><text:s/>(<text:a xlink:type="simple" xlink:href="http://gibberlings3.net/forums/index.php?showtopic=369" text:style-name="Internet_20_link" text:visited-style-name="Visited_20_Internet_20_Link">http://gibberlings3.net/forums/index.php?showtopic=369</text:a>)</text:p>
      <text:p text:style-name="Standard"/>
      <text:p text:style-name="Standard">8) How to avoid duplication in your dialogue files</text:p>
      <text:p text:style-name="Standard"><text:s/>(<text:a xlink:type="simple" xlink:href="http://gibberlings3.net/forums/index.php?showtopic=10709" text:style-name="Internet_20_link" text:visited-style-name="Visited_20_Internet_20_Link">http://gibberlings3.net/forums/index.php?showtopic=10709</text:a>)</text:p>
      <text:p text:style-name="Standard"/>
      <text:p text:style-name="Standard">9) The Looping Branch Lovetalk Technique</text:p>
      <text:p text:style-name="Standard"><text:s/>(<text:a xlink:type="simple" xlink:href="http://gibberlings3.net/forums/index.php?showtopic=646" text:style-name="Internet_20_link" text:visited-style-name="Visited_20_Internet_20_Link">http://gibberlings3.net/forums/index.php?showtopic=646</text:a>)</text:p>
      <text:p text:style-name="Standard"/>
      <text:p text:style-name="Standard">10 How to ensure your banters always run when you want them to. (<text:a xlink:type="simple" xlink:href="http://gibberlings3.net/forums/index.php?showtopic=9760" text:style-name="Internet_20_link" text:visited-style-name="Visited_20_Internet_20_Link">http://gibberlings3.net/forums/index.php?showtopic=9760</text:a>)</text:p>
      <text:p text:style-name="Standard"/>
      <text:p text:style-name="Standard">11) Isaya, <text:a xlink:type="simple" xlink:href="https://forums.beamdog.com/profile/Artemius_I" text:style-name="Internet_20_link" text:visited-style-name="Visited_20_Internet_20_Link">Artemius_I</text:a>, and <text:a xlink:type="simple" xlink:href="https://forums.beamdog.com/profile/AstroBryGuy" text:style-name="Internet_20_link" text:visited-style-name="Visited_20_Internet_20_Link">AstroBryGuy</text:a> for answering my questions here (<text:a xlink:type="simple" xlink:href="https://forums.beamdog.com/discussion/63216/how-do-i-interject-after-the-charname-responds-weidu-question" text:style-name="Internet_20_link" text:visited-style-name="Visited_20_Internet_20_Link">https://forums.beamdog.com/discussion/63216/how-do-i-interject-after-the-charname-responds-weidu-question</text:a>) and here (<text:a xlink:type="simple" xlink:href="https://forums.beamdog.com/discussion/63283/how-do-i-read-existing-dlg-files-in-d-format" text:style-name="Internet_20_link" text:visited-style-name="Visited_20_Internet_20_Link">https://forums.beamdog.com/discussion/63283/how-do-i-read-existing-dlg-files-in-d-format</text:a>).</text:p>
      <text:p text:style-name="Standard"/>
      <text:p text:style-name="Standard">12) Additional thanks to the Branwen NPC, Nathaniel NPC and Sarevok Romances for writing code with actual notes.</text:p>
      <text:p text:style-name="Standard"/>
      <text:p text:style-name="Standard">13) Erephine for creating Wings and giving us permission to use them so that Aerie could finally fly.</text:p>
      <text:p text:style-name="Standard"/>
      <text:p text:style-name="Standard">14) And, finally, everyone on the General Mod Questions Beamdog forum thread for saving us hours of headaches. Jastey, in particular, you've been a great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andon Caesar</meta:initial-creator>
    <meta:creation-date>2017-02-03T15:50:57.52</meta:creation-date>
    <dc:date>2020-09-11T11:01:50.70</dc:date>
    <meta:editing-duration>PT1H7M24S</meta:editing-duration>
    <meta:editing-cycles>11</meta:editing-cycles>
    <meta:generator>OpenOffice/4.1.7$Win32 OpenOffice.org_project/417m1$Build-9800</meta:generator>
    <meta:document-statistic meta:table-count="0" meta:image-count="0" meta:object-count="0" meta:page-count="1" meta:paragraph-count="19" meta:word-count="231" meta:character-count="1902"/>
  </office:meta>
</office:document-meta>
</file>